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65</dc:date><text:p text:style-name="P2"><text:span text:style-name="T2">do text</text:span></text:p><text:p text:style-name="P2"><text:span text:style-name="T2">from xhtml(table_body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2808872" text:id="ct112808872">
            <text:insertion>
              <office:change-info>
                <dc:creator>Luc Saffre</dc:creator>
                <dc:date>2011-11-12T15:14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2808872"/><text:span text:style-name="MT1">self</text:span><text:change-end text:change-id="ct112808872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1-29T20:16:42.84</dc:date>
    <dc:creator>Luc Saffre</dc:creator>
    <meta:editing-duration>PT20M31S</meta:editing-duration>
    <meta:editing-cycles>17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29" meta:non-whitespace-character-count="24"/>
  </office:meta>
</office:document-meta>
</file>